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173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9"/>
    <style:style style:name="ce5" style:family="table-cell" style:parent-style-name="Default" style:data-style-name="N119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/>
  </office:automatic-styles>
  <office:body>
    <office:spreadsheet>
      <table:table table:name="Sheet1" table:style-name="ta1" table:print-ranges="Sheet1.G23:Sheet1.G2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Default"/>
        <table:table-row table:style-name="ro1">
          <table:table-cell table:style-name="ce1" office:value-type="string" table:number-columns-spanned="5" table:number-rows-spanned="1">
            <text:p>Bruske Products Inc.</text:p>
          </table:table-cell>
          <table:covered-table-cell/>
          <table:covered-table-cell table:style-name="ce4"/>
          <table:covered-table-cell table:number-columns-repeated="2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Texas Sales Tax for the month of November 2008</text:p>
          </table:table-cell>
          <table:covered-table-cell/>
          <table:covered-table-cell table:style-name="ce4"/>
          <table:covered-table-cell table:number-columns-repeated="2"/>
          <table:table-cell table:number-columns-repeated="251"/>
        </table:table-row>
        <table:table-row table:style-name="ro2" table:number-rows-repeated="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261.5625">
            <text:p>$261.56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501">
            <text:p>$501.00</text:p>
          </table:table-cell>
          <table:table-cell office:value-type="currency" office:currency="USD" office:value="31.3125">
            <text:p>$31.31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252">
            <text:p>$252.00</text:p>
          </table:table-cell>
          <table:table-cell office:value-type="currency" office:currency="USD" office:value="15.75">
            <text:p>$15.75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1390.6">
            <text:p>$1,390.60</text:p>
          </table:table-cell>
          <table:table-cell office:value-type="currency" office:currency="USD" office:value="86.9125">
            <text:p>$86.91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508.8">
            <text:p>$508.80</text:p>
          </table:table-cell>
          <table:table-cell office:value-type="currency" office:currency="USD" office:value="31.8">
            <text:p>$31.80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99.9">
            <text:p>$99.90</text:p>
          </table:table-cell>
          <table:table-cell office:value-type="currency" office:currency="USD" office:value="6.24375">
            <text:p>$6.24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145.8">
            <text:p>$145.80</text:p>
          </table:table-cell>
          <table:table-cell office:value-type="currency" office:currency="USD" office:value="9.1125">
            <text:p>$9.11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126">
            <text:p>$126.00</text:p>
          </table:table-cell>
          <table:table-cell office:value-type="currency" office:currency="USD" office:value="7.875">
            <text:p>$7.88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1137">
            <text:p>$1,137.00</text:p>
          </table:table-cell>
          <table:table-cell office:value-type="currency" office:currency="USD" office:value="71.0625">
            <text:p>$71.06</text:p>
          </table:table-cell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4" office:value-type="float" office:value="0.0625">
            <text:p>0.06250</text:p>
          </table:table-cell>
          <table:table-cell office:value-type="currency" office:currency="USD" office:value="393.12">
            <text:p>$393.12</text:p>
          </table:table-cell>
          <table:table-cell office:value-type="currency" office:currency="USD" office:value="24.57">
            <text:p>$24.57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Texas State Tax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.0625">
            <text:p>0.06250</text:p>
          </table:table-cell>
          <table:table-cell table:style-name="ce7" table:formula="oooc:=SUM([.D5:.D15])" office:value-type="currency" office:currency="USD" office:value="8739.22">
            <text:p>$8,739.22</text:p>
          </table:table-cell>
          <table:table-cell table:style-name="ce7" table:formula="oooc:=SUM([.E5:.E15])" office:value-type="currency" office:currency="USD" office:value="546.20125">
            <text:p>$546.20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San Antonio</text:p>
          </table:table-cell>
          <table:table-cell office:value-type="float" office:value="2015012">
            <text:p>2015012</text:p>
          </table:table-cell>
          <table:table-cell table:style-name="ce4" office:value-type="float" office:value="0.01125">
            <text:p>0.01125</text:p>
          </table:table-cell>
          <table:table-cell office:value-type="currency" office:currency="USD" office:value="1137">
            <text:p>$1,137.00</text:p>
          </table:table-cell>
          <table:table-cell office:value-type="currency" office:currency="USD" office:value="12.79125">
            <text:p>$12.79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San Antonio</text:p>
          </table:table-cell>
          <table:table-cell table:style-name="ce3" office:value-type="float" office:value="2015012">
            <text:p>2015012</text:p>
          </table:table-cell>
          <table:table-cell table:style-name="ce5" office:value-type="float" office:value="0.01125">
            <text:p>0.01125</text:p>
          </table:table-cell>
          <table:table-cell table:style-name="ce7" table:formula="oooc:=SUM([.D18:.D19])" office:value-type="currency" office:currency="USD" office:value="1137">
            <text:p>$1,137.00</text:p>
          </table:table-cell>
          <table:table-cell table:style-name="ce7" table:formula="oooc:=SUM([.E18:.E19])" office:value-type="currency" office:currency="USD" office:value="12.79125">
            <text:p>$12.79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Hutchins</text:p>
          </table:table-cell>
          <table:table-cell office:value-type="float" office:value="2057093">
            <text:p>2057093</text:p>
          </table:table-cell>
          <table:table-cell table:style-name="ce4" office:value-type="float" office:value="0.02">
            <text:p>0.02000</text:p>
          </table:table-cell>
          <table:table-cell office:value-type="currency" office:currency="USD" office:value="99.9">
            <text:p>$99.90</text:p>
          </table:table-cell>
          <table:table-cell office:value-type="currency" office:currency="USD" office:value="1.998">
            <text:p>$2.00</text:p>
          </table:table-cell>
          <table:table-cell table:number-columns-repeated="251"/>
        </table:table-row>
        <table:table-row table:style-name="ro2">
          <table:table-cell office:value-type="string">
            <text:p>Hutchins</text:p>
          </table:table-cell>
          <table:table-cell office:value-type="float" office:value="2057093">
            <text:p>2057093</text:p>
          </table:table-cell>
          <table:table-cell table:style-name="ce4" office:value-type="float" office:value="0.02">
            <text:p>0.02000</text:p>
          </table:table-cell>
          <table:table-cell office:value-type="currency" office:currency="USD" office:value="145.8">
            <text:p>$145.80</text:p>
          </table:table-cell>
          <table:table-cell office:value-type="currency" office:currency="USD" office:value="2.916">
            <text:p>$2.92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Hutchins</text:p>
          </table:table-cell>
          <table:table-cell table:style-name="ce3" office:value-type="float" office:value="2057093">
            <text:p>2057093</text:p>
          </table:table-cell>
          <table:table-cell table:style-name="ce5" office:value-type="float" office:value="0.02">
            <text:p>0.02000</text:p>
          </table:table-cell>
          <table:table-cell table:style-name="ce7" table:formula="oooc:=SUM([.D22:.D24])" office:value-type="currency" office:currency="USD" office:value="245.7">
            <text:p>$245.70</text:p>
          </table:table-cell>
          <table:table-cell table:style-name="ce7" table:formula="oooc:=SUM([.E22:.E24])" office:value-type="currency" office:currency="USD" office:value="4.914">
            <text:p>$4.91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Sherman</text:p>
          </table:table-cell>
          <table:table-cell office:value-type="float" office:value="2091028">
            <text:p>2091028</text:p>
          </table:table-cell>
          <table:table-cell table:style-name="ce4" office:value-type="float" office:value="0.01875">
            <text:p>0.01875</text:p>
          </table:table-cell>
          <table:table-cell office:value-type="currency" office:currency="USD" office:value="393.12">
            <text:p>$393.12</text:p>
          </table:table-cell>
          <table:table-cell office:value-type="currency" office:currency="USD" office:value="7.371">
            <text:p>$7.37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Sherman</text:p>
          </table:table-cell>
          <table:table-cell table:style-name="ce3" office:value-type="float" office:value="2091028">
            <text:p>2091028</text:p>
          </table:table-cell>
          <table:table-cell table:style-name="ce5" office:value-type="float" office:value="0.01875">
            <text:p>0.01875</text:p>
          </table:table-cell>
          <table:table-cell table:style-name="ce7" table:formula="oooc:=SUM([.D27:.D28])" office:value-type="currency" office:currency="USD" office:value="393.12">
            <text:p>$393.12</text:p>
          </table:table-cell>
          <table:table-cell table:style-name="ce7" table:formula="oooc:=SUM([.E27:.E28])" office:value-type="currency" office:currency="USD" office:value="7.371">
            <text:p>$7.37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508.8">
            <text:p>$508.80</text:p>
          </table:table-cell>
          <table:table-cell office:value-type="currency" office:currency="USD" office:value="5.088">
            <text:p>$5.09</text:p>
          </table:table-cell>
          <table:table-cell table:number-columns-repeated="251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501">
            <text:p>$501.00</text:p>
          </table:table-cell>
          <table:table-cell office:value-type="currency" office:currency="USD" office:value="5.01">
            <text:p>$5.01</text:p>
          </table:table-cell>
          <table:table-cell table:number-columns-repeated="251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126">
            <text:p>$126.00</text:p>
          </table:table-cell>
          <table:table-cell office:value-type="currency" office:currency="USD" office:value="1.26">
            <text:p>$1.26</text:p>
          </table:table-cell>
          <table:table-cell table:number-columns-repeated="251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252">
            <text:p>$252.00</text:p>
          </table:table-cell>
          <table:table-cell office:value-type="currency" office:currency="USD" office:value="2.52">
            <text:p>$2.52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Houston</text:p>
          </table:table-cell>
          <table:table-cell table:style-name="ce3" office:value-type="float" office:value="2101017">
            <text:p>2101017</text:p>
          </table:table-cell>
          <table:table-cell table:style-name="ce5" office:value-type="float" office:value="0.01">
            <text:p>0.01000</text:p>
          </table:table-cell>
          <table:table-cell table:style-name="ce7" table:formula="oooc:=SUM([.D31:.D35])" office:value-type="currency" office:currency="USD" office:value="1387.8">
            <text:p>$1,387.80</text:p>
          </table:table-cell>
          <table:table-cell table:style-name="ce7" table:formula="oooc:=SUM([.E31:.E35])" office:value-type="currency" office:currency="USD" office:value="13.878">
            <text:p>$13.88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table:style-name="ce4" office:value-type="float" office:value="0.015">
            <text:p>0.01500</text:p>
          </table:table-cell>
          <table:table-cell office:value-type="currency" office:currency="USD" office:value="1390.6">
            <text:p>$1,390.60</text:p>
          </table:table-cell>
          <table:table-cell office:value-type="currency" office:currency="USD" office:value="20.859">
            <text:p>$20.86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San Marcos</text:p>
          </table:table-cell>
          <table:table-cell table:style-name="ce3" office:value-type="float" office:value="2105022">
            <text:p>2105022</text:p>
          </table:table-cell>
          <table:table-cell table:style-name="ce5" office:value-type="float" office:value="0.015">
            <text:p>0.01500</text:p>
          </table:table-cell>
          <table:table-cell table:style-name="ce7" table:formula="oooc:=SUM([.D38:.D39])" office:value-type="currency" office:currency="USD" office:value="1390.6">
            <text:p>$1,390.60</text:p>
          </table:table-cell>
          <table:table-cell table:style-name="ce7" table:formula="oooc:=SUM([.E38:.E39])" office:value-type="currency" office:currency="USD" office:value="20.859">
            <text:p>$20.86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Waco</text:p>
          </table:table-cell>
          <table:table-cell office:value-type="float" office:value="2161023">
            <text:p>2161023</text:p>
          </table:table-cell>
          <table:table-cell table:style-name="ce4" office:value-type="float" office:value="0.015">
            <text:p>0.0150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62.775">
            <text:p>$62.78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Waco</text:p>
          </table:table-cell>
          <table:table-cell table:style-name="ce3" office:value-type="float" office:value="2161023">
            <text:p>2161023</text:p>
          </table:table-cell>
          <table:table-cell table:style-name="ce5" office:value-type="float" office:value="0.015">
            <text:p>0.01500</text:p>
          </table:table-cell>
          <table:table-cell table:style-name="ce7" table:formula="oooc:=SUM([.D42:.D43])" office:value-type="currency" office:currency="USD" office:value="4185">
            <text:p>$4,185.00</text:p>
          </table:table-cell>
          <table:table-cell table:style-name="ce7" table:formula="oooc:=SUM([.E42:.E43])" office:value-type="currency" office:currency="USD" office:value="62.775">
            <text:p>$62.78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San Antonio ATD</text:p>
          </table:table-cell>
          <table:table-cell office:value-type="float" office:value="3015664">
            <text:p>3015664</text:p>
          </table:table-cell>
          <table:table-cell table:style-name="ce4" office:value-type="float" office:value="0.0025">
            <text:p>0.00250</text:p>
          </table:table-cell>
          <table:table-cell office:value-type="currency" office:currency="USD" office:value="1137">
            <text:p>$1,137.00</text:p>
          </table:table-cell>
          <table:table-cell office:value-type="currency" office:currency="USD" office:value="2.8425">
            <text:p>$2.84</text:p>
          </table:table-cell>
          <table:table-cell table:number-columns-repeated="251"/>
        </table:table-row>
        <table:table-row table:style-name="ro2">
          <table:table-cell office:value-type="string">
            <text:p>San Antonio MTA</text:p>
          </table:table-cell>
          <table:table-cell office:value-type="float" office:value="3015995">
            <text:p>3015995</text:p>
          </table:table-cell>
          <table:table-cell table:style-name="ce4" office:value-type="float" office:value="0.005">
            <text:p>0.00500</text:p>
          </table:table-cell>
          <table:table-cell office:value-type="currency" office:currency="USD" office:value="1137">
            <text:p>$1,137.00</text:p>
          </table:table-cell>
          <table:table-cell office:value-type="currency" office:currency="USD" office:value="5.685">
            <text:p>$5.69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San Antonio MTA</text:p>
          </table:table-cell>
          <table:table-cell table:style-name="ce3" office:value-type="float" office:value="3015995">
            <text:p>3015995</text:p>
          </table:table-cell>
          <table:table-cell table:style-name="ce5" office:value-type="float" office:value="0.005">
            <text:p>0.00500</text:p>
          </table:table-cell>
          <table:table-cell table:style-name="ce7" table:formula="oooc:=SUM([.D46:.D48])" office:value-type="currency" office:currency="USD" office:value="2274">
            <text:p>$2,274.00</text:p>
          </table:table-cell>
          <table:table-cell table:style-name="ce7" table:formula="oooc:=SUM([.E46:.E48])" office:value-type="currency" office:currency="USD" office:value="8.5275">
            <text:p>$8.53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126">
            <text:p>$126.00</text:p>
          </table:table-cell>
          <table:table-cell office:value-type="currency" office:currency="USD" office:value="1.26">
            <text:p>$1.26</text:p>
          </table:table-cell>
          <table:table-cell table:number-columns-repeated="251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501">
            <text:p>$501.00</text:p>
          </table:table-cell>
          <table:table-cell office:value-type="currency" office:currency="USD" office:value="5.01">
            <text:p>$5.01</text:p>
          </table:table-cell>
          <table:table-cell table:number-columns-repeated="251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508.8">
            <text:p>$508.80</text:p>
          </table:table-cell>
          <table:table-cell office:value-type="currency" office:currency="USD" office:value="5.088">
            <text:p>$5.09</text:p>
          </table:table-cell>
          <table:table-cell table:number-columns-repeated="251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4" office:value-type="float" office:value="0.01">
            <text:p>0.01000</text:p>
          </table:table-cell>
          <table:table-cell office:value-type="currency" office:currency="USD" office:value="252">
            <text:p>$252.00</text:p>
          </table:table-cell>
          <table:table-cell office:value-type="currency" office:currency="USD" office:value="2.52">
            <text:p>$2.52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Houston MTA</text:p>
          </table:table-cell>
          <table:table-cell table:style-name="ce3" office:value-type="float" office:value="3101990">
            <text:p>3101990</text:p>
          </table:table-cell>
          <table:table-cell table:style-name="ce5" office:value-type="float" office:value="0.01">
            <text:p>0.01000</text:p>
          </table:table-cell>
          <table:table-cell table:style-name="ce7" table:formula="oooc:=SUM([.D51:.D55])" office:value-type="currency" office:currency="USD" office:value="1387.8">
            <text:p>$1,387.80</text:p>
          </table:table-cell>
          <table:table-cell table:style-name="ce7" table:formula="oooc:=SUM([.E51:.E55])" office:value-type="currency" office:currency="USD" office:value="13.878">
            <text:p>$13.88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table:style-name="ce4" office:value-type="float" office:value="0.005">
            <text:p>0.00500</text:p>
          </table:table-cell>
          <table:table-cell office:value-type="currency" office:currency="USD" office:value="1390.6">
            <text:p>$1,390.60</text:p>
          </table:table-cell>
          <table:table-cell office:value-type="currency" office:currency="USD" office:value="6.953">
            <text:p>$6.95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Hays</text:p>
          </table:table-cell>
          <table:table-cell table:style-name="ce3" office:value-type="float" office:value="4105004">
            <text:p>4105004</text:p>
          </table:table-cell>
          <table:table-cell table:style-name="ce5" office:value-type="float" office:value="0.005">
            <text:p>0.00500</text:p>
          </table:table-cell>
          <table:table-cell table:style-name="ce7" table:formula="oooc:=SUM([.D58:.D59])" office:value-type="currency" office:currency="USD" office:value="1390.6">
            <text:p>$1,390.60</text:p>
          </table:table-cell>
          <table:table-cell table:style-name="ce7" table:formula="oooc:=SUM([.E58:.E59])" office:value-type="currency" office:currency="USD" office:value="6.953">
            <text:p>$6.95</text:p>
          </table:table-cell>
          <table:table-cell table:style-name="ce3"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2">
          <table:table-cell office:value-type="string">
            <text:p>McLennan</text:p>
          </table:table-cell>
          <table:table-cell office:value-type="float" office:value="4161005">
            <text:p>4161005</text:p>
          </table:table-cell>
          <table:table-cell table:style-name="ce4" office:value-type="float" office:value="0.005">
            <text:p>0.0050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20.925">
            <text:p>$20.93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style-name="ce3" office:value-type="string">
            <text:p>McLennan</text:p>
          </table:table-cell>
          <table:table-cell table:style-name="ce3" office:value-type="float" office:value="4161005">
            <text:p>4161005</text:p>
          </table:table-cell>
          <table:table-cell table:style-name="ce5" office:value-type="float" office:value="0.005">
            <text:p>0.00500</text:p>
          </table:table-cell>
          <table:table-cell table:style-name="ce7" table:formula="oooc:=SUM([.D62:.D63])" office:value-type="currency" office:currency="USD" office:value="4185">
            <text:p>$4,185.00</text:p>
          </table:table-cell>
          <table:table-cell table:style-name="ce7" table:formula="oooc:=SUM([.E62:.E63])" office:value-type="currency" office:currency="USD" office:value="20.925">
            <text:p>$20.93</text:p>
          </table:table-cell>
          <table:table-cell table:style-name="ce3" table:number-columns-repeated="251"/>
        </table:table-row>
        <table:table-row table:style-name="ro2" table:number-rows-repeated="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number-columns-repeated="2"/>
          <table:table-cell table:style-name="ce4"/>
          <table:table-cell table:style-name="ce7" office:value-type="currency" office:currency="USD" office:value="8739.22">
            <text:p>$8,739.22</text:p>
          </table:table-cell>
          <table:table-cell table:style-name="ce7" table:formula="oooc:=[.E64]+[.E60]+[.E56]+[.E49]+[.E44]+[.E40]+[.E36]+[.E29]+[.E25]+[.E20]+[.E16]" office:value-type="currency" office:currency="USD" office:value="719.073">
            <text:p>$719.07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8" office:value-type="float" office:value="92.38">
            <text:p>92.38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12.03">
            <text:p>12.03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8.24">
            <text:p>8.24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31.94">
            <text:p>31.94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10.4">
            <text:p>10.40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20.79">
            <text:p>20.79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41.33">
            <text:p>41.33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41.98">
            <text:p>41.98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112.99">
            <text:p>112.99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8" office:value-type="float" office:value="345.26">
            <text:p>345.26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formula="oooc:=SUM([.F69:.F78])" office:value-type="float" office:value="717.34">
            <text:p>717.34</text:p>
          </table:table-cell>
          <table:table-cell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A5:Sheet1.E655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12/04/2008</text:date>, <text:time>1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Lenyel Sumnler</dc:creator>
    <dc:date>2008-12-04T10:00:40</dc:date>
    <meta:printed-by>Lenyel Sumnler</meta:printed-by>
    <meta:print-date>2008-12-04T09:59:23</meta:print-date>
    <meta:editing-cycles>5</meta:editing-cycles>
    <meta:editing-duration>PT49M25S</meta:editing-duration>
    <meta:user-defined meta:name="Info 1"/>
    <meta:user-defined meta:name="Info 2"/>
    <meta:user-defined meta:name="Info 3"/>
    <meta:user-defined meta:name="Info 4"/>
    <meta:document-statistic meta:table-count="2" meta:cell-count="210"/>
  </office:meta>
</office:document-meta>
</file>